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 <text:span text:style-name="T1">scopo dell'Enciclica</text:span> (1891) era <text:span text:style-name="T1">riavvicinare i cattolici allo Stato</text:span></text:p>
      <text:p text:style-name="Standard"/>
      <text:p text:style-name="Standard">L'obiettivo finale dei marxisti era quello di abolire la proprietà privata</text:p>
      <text:p text:style-name="Standard"/>
      <text:p text:style-name="Standard">Nell'epoca giolittiana (1903-1914 per giolitti che è stato primo ministro)</text:p>
      <text:p text:style-name="Standard"><text:span text:style-name="T1">Giolitti era un liberale</text:span> </text:p>
      <text:p text:style-name="Standard">Con Giolitti <text:span text:style-name="T1">continua ad esserci la spaccatura tra Nord e Sud</text:span></text:p>
      <text:p text:style-name="Standard"><text:span text:style-name="T1">Il Nord effettiamente cresce economicamente, mentre il Sud rimase un paese agricolo</text:span> e ai contadini non viene offerta nessuna ocssione di miglioramento.</text:p>
      <text:p text:style-name="Standard"/>
      <text:p text:style-name="Standard"><text:span text:style-name="T1">Giolitti si rende conto dell'importanza delle masse</text:span>, ed era importante avere il loro consenso. Perciò<text:span text:style-name="T1"> andò in contro ad alcune richieste dei lavoratori</text:span> (salari più alti e condizioni di lavoro migliori).</text:p>
      <text:p text:style-name="Standard">Garantire salari più alti garantisce la possibilità di vendere i prodotti dell'industria internamente.</text:p>
      <text:p text:style-name="Standard">Andare incontro ai lavoratori <text:span text:style-name="T1">significava anche ridurre il rischio di rivoluzioni.</text:span></text:p>
      <text:list xml:id="list3801804334269957828" text:style-name="L3">
        <text:list-header>
          <text:p text:style-name="P4"/>
          <text:p text:style-name="P4">L'orario di lavoro venne fissato ad un massimo di 12 ore giornaliere.</text:p>
        </text:list-header>
      </text:list>
      <text:p text:style-name="Standard"><text:tab/>I bambini di età inferiore a 12 anni non potevano lavorare.</text:p>
      <text:list xml:id="list4382693654823268014" text:style-name="L2">
        <text:list-header>
          <text:p text:style-name="P3">C'erano le riforme che tutelavano i lavoratori nel caso di malattia o maternità</text:p>
          <text:p text:style-name="P3">Venne garantita l'istruzione elementare a tutti.</text:p>
        </text:list-header>
      </text:list>
      <text:list xml:id="list9136495340290003413" text:style-name="L1">
        <text:list-header>
          <text:p text:style-name="P2"/>
        </text:list-header>
      </text:list>
      <text:p text:style-name="Standard"><text:span text:style-name="T1">Giolitti scelse il protezionismo</text:span> e questo favorì moltissimo l'industria e ciò porto anche a più offerte di lavoro.</text:p>
      <text:p text:style-name="Standard"/>
      <text:p text:style-name="P1">Tutto ciò però avveniva solo al Nord.</text:p>
      <text:p text:style-name="Standard"/>
      <text:p text:style-name="P1">Al Sud invece favoriva i grandi proprietari terrieri, ma sfavorì moltissimo la popolazione.</text:p>
      <text:p text:style-name="Standard">Perchè <text:span text:style-name="T1">venne aumentato il prezzo di beni fondamentali </text:span>come la farina e il pane.</text:p>
      <text:p text:style-name="Standard"/>
      <text:p text:style-name="Standard">Il protezionismo quindi favorì:</text:p>
      <text:p text:style-name="Standard">- gli imprenditori di industria</text:p>
      <text:p text:style-name="Standard">- Lavoratori nell'industria</text:p>
      <text:p text:style-name="Standard">- Proprietari terrieri</text:p>
      <text:p text:style-name="Standard"/>
      <text:p text:style-name="Standard">e sfavorì: </text:p>
      <text:p text:style-name="Standard">- la popolazione del Sud, che lavorava nei campi.</text:p>
      <text:p text:style-name="Standard"><text:s/></text:p>
      <text:p text:style-name="Standard"/>
      <text:p text:style-name="Standard"><text:span text:style-name="T1">Lui</text:span> era convinto che lo Stato non doveva intervenire con la forza contro gli scioperi, <text:span text:style-name="T1">lasciava</text:span> quindi <text:span text:style-name="T1">la libertà di sciopero.</text:span></text:p>
      <text:p text:style-name="Standard"/>
      <text:p text:style-name="Standard">Il triangolo industriale era: Milano – Torino – Genova.</text:p>
      <text:p text:style-name="Standard"/>
      <text:p text:style-name="Standard">IL partito socialista nasce nel 1892 (con <text:span text:style-name="T1">Filippo turati che era un minimalista</text:span>)</text:p>
      <text:p text:style-name="Standard">è sempre stato diviso al suo interno tra due correnti principali: </text:p>
      <text:p text:style-name="Standard"/>
      <text:p text:style-name="Standard">- <text:span text:style-name="T1">Corrente massimalista</text:span> --&gt; corrente di coloro che volevano seguire il programma maximo (rivoluzione contro la borghesia)</text:p>
      <text:p text:style-name="Standard"/>
      <text:p text:style-name="Standard">- <text:span text:style-name="T1">Corrente minimalista</text:span> --&gt; Non vedeva la rivoluzione come priorità. I lavoratori dovevano avere condizioni di lavoro migliori.</text:p>
      <text:p text:style-name="Standard"/>
      <text:p text:style-name="Standard"><text:soft-page-break/>Contrariamente al passato, <text:span text:style-name="T1">nel 1904</text:span> ebbe la maggioranza la corrente massimalista e <text:span text:style-name="T1">ci fu uno sciopero generale. Giolitti lasciò fare lo sciopero.</text:span></text:p>
      <text:p text:style-name="Standard"/>
      <text:p text:style-name="Standard"/>
      <text:p text:style-name="Standard">Nel 1906-1907 la corrente massimalista andò in minoranza come in passato, fino al 1921, quando i massimalisti fondono un nuovo partito: il partito comun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56S</meta:editing-duration>
    <meta:editing-cycles>6</meta:editing-cycles>
    <meta:generator>OpenOffice/4.1.3$Win32 OpenOffice.org_project/413m1$Build-9783</meta:generator>
    <dc:date>2017-10-20T20:12:49.99</dc:date>
    <meta:document-statistic meta:table-count="0" meta:image-count="0" meta:object-count="0" meta:page-count="2" meta:paragraph-count="32" meta:word-count="383" meta:character-count="2469"/>
    <dc:creator>Cristian Borelli</dc:creator>
    <meta:user-defined meta:name="Info 1"/>
    <meta:user-defined meta:name="Info 2"/>
    <meta:user-defined meta:name="Info 3"/>
    <meta:user-defined meta:name="Info 4"/>
  </office:meta>
</office:document-meta>
</file>